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6925in"/>
    </style:style>
    <style:style style:name="co2" style:family="table-column">
      <style:table-column-properties fo:break-before="auto" style:column-width="0.498in"/>
    </style:style>
    <style:style style:name="co3" style:family="table-column">
      <style:table-column-properties fo:break-before="auto" style:column-width="2.1772in"/>
    </style:style>
    <style:style style:name="co4" style:family="table-column">
      <style:table-column-properties fo:break-before="auto" style:column-width="0.7563in"/>
    </style:style>
    <style:style style:name="co5" style:family="table-column">
      <style:table-column-properties fo:break-before="auto" style:column-width="3.5756in"/>
    </style:style>
    <style:style style:name="co6" style:family="table-column">
      <style:table-column-properties fo:break-before="auto" style:column-width="1.4453in"/>
    </style:style>
    <style:style style:name="co7" style:family="table-column">
      <style:table-column-properties fo:break-before="auto" style:column-width="0.6807in"/>
    </style:style>
    <style:style style:name="co8" style:family="table-column">
      <style:table-column-properties fo:break-before="auto" style:column-width="3.178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type</text:p>
          </table:table-cell>
          <table:table-cell office:value-type="string">
            <text:p>user_type:id</text:p>
          </table:table-cell>
          <table:table-cell office:value-type="string">
            <text:p>parent_id:id</text:p>
          </table:table-cell>
          <table:table-cell office:value-type="string">
            <text:p>reconcile</text:p>
          </table:table-cell>
          <table:table-cell office:value-type="string">
            <text:p>chart_template_id:id</text:p>
          </table:table-cell>
        </table:table-row>
        <table:table-row table:style-name="ro1">
          <table:table-cell office:value-type="string">
            <text:p>coa_basic</text:p>
          </table:table-cell>
          <table:table-cell office:value-type="float" office:value="0">
            <text:p>0</text:p>
          </table:table-cell>
          <table:table-cell office:value-type="string">
            <text:p>Basic</text:p>
          </table:table-cell>
          <table:table-cell office:value-type="string">
            <text:p>view</text:p>
          </table:table-cell>
          <table:table-cell office:value-type="string">
            <text:p>imsar_accounting.user_type_view</text:p>
          </table:table-cell>
          <table:table-cell/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office:value-type="string">
            <text:p>asset</text:p>
          </table:table-cell>
          <table:table-cell office:value-type="float" office:value="1">
            <text:p>1</text:p>
          </table:table-cell>
          <table:table-cell office:value-type="string">
            <text:p>Assets</text:p>
          </table:table-cell>
          <table:table-cell office:value-type="string">
            <text:p>view</text:p>
          </table:table-cell>
          <table:table-cell office:value-type="string">
            <text:p>imsar_accounting.user_type_current_asset</text:p>
          </table:table-cell>
          <table:table-cell office:value-type="string">
            <text:p>coa_basic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office:value-type="string">
            <text:p>current_asset</text:p>
          </table:table-cell>
          <table:table-cell office:value-type="float" office:value="100">
            <text:p>100</text:p>
          </table:table-cell>
          <table:table-cell office:value-type="string">
            <text:p>Current Assets</text:p>
          </table:table-cell>
          <table:table-cell office:value-type="string">
            <text:p>view</text:p>
          </table:table-cell>
          <table:table-cell office:value-type="string">
            <text:p>imsar_accounting.user_type_current_asset</text:p>
          </table:table-cell>
          <table:table-cell office:value-type="string">
            <text:p>asset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office:value-type="string">
            <text:p>cash_expenditure</text:p>
          </table:table-cell>
          <table:table-cell office:value-type="float" office:value="1000">
            <text:p>1000</text:p>
          </table:table-cell>
          <table:table-cell office:value-type="string">
            <text:p>Cash or Cash Equivalents</text:p>
          </table:table-cell>
          <table:table-cell office:value-type="string">
            <text:p>view</text:p>
          </table:table-cell>
          <table:table-cell office:value-type="string">
            <text:p>imsar_accounting.user_type_cash</text:p>
          </table:table-cell>
          <table:table-cell office:value-type="string">
            <text:p>current_asset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office:value-type="string">
            <text:p>receivables</text:p>
          </table:table-cell>
          <table:table-cell office:value-type="float" office:value="1200">
            <text:p>1200</text:p>
          </table:table-cell>
          <table:table-cell office:value-type="string">
            <text:p>Accounts Receivable</text:p>
          </table:table-cell>
          <table:table-cell office:value-type="string">
            <text:p>view</text:p>
          </table:table-cell>
          <table:table-cell office:value-type="string">
            <text:p>imsar_accounting.user_type_current_asset</text:p>
          </table:table-cell>
          <table:table-cell office:value-type="string">
            <text:p>current_asset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office:value-type="string">
            <text:p>accounts_receivable</text:p>
          </table:table-cell>
          <table:table-cell office:value-type="float" office:value="12001">
            <text:p>12001</text:p>
          </table:table-cell>
          <table:table-cell office:value-type="string">
            <text:p>Default Accounts Receivable</text:p>
          </table:table-cell>
          <table:table-cell office:value-type="string">
            <text:p>receivable</text:p>
          </table:table-cell>
          <table:table-cell office:value-type="string">
            <text:p>imsar_accounting.user_type_account_receivable</text:p>
          </table:table-cell>
          <table:table-cell office:value-type="string">
            <text:p>receivables</text:p>
          </table:table-cell>
          <table:table-cell office:value-type="string">
            <text:p>TRU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office:value-type="string">
            <text:p>prepaid_expenses</text:p>
          </table:table-cell>
          <table:table-cell office:value-type="float" office:value="1300">
            <text:p>1300</text:p>
          </table:table-cell>
          <table:table-cell office:value-type="string">
            <text:p>Prepaid Expenses</text:p>
          </table:table-cell>
          <table:table-cell office:value-type="string">
            <text:p>view</text:p>
          </table:table-cell>
          <table:table-cell office:value-type="string">
            <text:p>imsar_accounting.user_type_current_asset</text:p>
          </table:table-cell>
          <table:table-cell office:value-type="string">
            <text:p>current_asset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office:value-type="string">
            <text:p>inventory</text:p>
          </table:table-cell>
          <table:table-cell office:value-type="float" office:value="1400">
            <text:p>1400</text:p>
          </table:table-cell>
          <table:table-cell office:value-type="string">
            <text:p>Inventory</text:p>
          </table:table-cell>
          <table:table-cell office:value-type="string">
            <text:p>view</text:p>
          </table:table-cell>
          <table:table-cell office:value-type="string">
            <text:p>imsar_accounting.user_type_current_asset</text:p>
          </table:table-cell>
          <table:table-cell office:value-type="string">
            <text:p>current_asset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office:value-type="string">
            <text:p>short_term_notes_receivable</text:p>
          </table:table-cell>
          <table:table-cell office:value-type="float" office:value="1500">
            <text:p>1500</text:p>
          </table:table-cell>
          <table:table-cell office:value-type="string">
            <text:p>Short Term Notes Receivable</text:p>
          </table:table-cell>
          <table:table-cell office:value-type="string">
            <text:p>view</text:p>
          </table:table-cell>
          <table:table-cell office:value-type="string">
            <text:p>imsar_accounting.user_type_current_asset</text:p>
          </table:table-cell>
          <table:table-cell office:value-type="string">
            <text:p>current_asset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office:value-type="string">
            <text:p>other_current_assets</text:p>
          </table:table-cell>
          <table:table-cell office:value-type="float" office:value="1600">
            <text:p>1600</text:p>
          </table:table-cell>
          <table:table-cell office:value-type="string">
            <text:p>Other Current Assets</text:p>
          </table:table-cell>
          <table:table-cell office:value-type="string">
            <text:p>view</text:p>
          </table:table-cell>
          <table:table-cell office:value-type="string">
            <text:p>imsar_accounting.user_type_current_asset</text:p>
          </table:table-cell>
          <table:table-cell office:value-type="string">
            <text:p>current_asset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office:value-type="string">
            <text:p>fixed_assets</text:p>
          </table:table-cell>
          <table:table-cell office:value-type="float" office:value="170">
            <text:p>170</text:p>
          </table:table-cell>
          <table:table-cell office:value-type="string">
            <text:p>Fixed Assets</text:p>
          </table:table-cell>
          <table:table-cell office:value-type="string">
            <text:p>view</text:p>
          </table:table-cell>
          <table:table-cell office:value-type="string">
            <text:p>imsar_accounting.user_type_fixed_asset</text:p>
          </table:table-cell>
          <table:table-cell office:value-type="string">
            <text:p>asset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table:number-columns-repeated="2" office:value-type="float" office:value="17001">
            <text:p>17001</text:p>
          </table:table-cell>
          <table:table-cell office:value-type="string">
            <text:p>Accumulated Depreciation</text:p>
          </table:table-cell>
          <table:table-cell office:value-type="string">
            <text:p>other</text:p>
          </table:table-cell>
          <table:table-cell office:value-type="string">
            <text:p>imsar_accounting.user_type_accumulated_depreciation</text:p>
          </table:table-cell>
          <table:table-cell office:value-type="string">
            <text:p>fixed_assets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office:value-type="string">
            <text:p>intangible_assets</text:p>
          </table:table-cell>
          <table:table-cell office:value-type="float" office:value="180">
            <text:p>180</text:p>
          </table:table-cell>
          <table:table-cell office:value-type="string">
            <text:p>Intangible Assets</text:p>
          </table:table-cell>
          <table:table-cell office:value-type="string">
            <text:p>view</text:p>
          </table:table-cell>
          <table:table-cell office:value-type="string">
            <text:p>imsar_accounting.user_type_fixed_asset</text:p>
          </table:table-cell>
          <table:table-cell office:value-type="string">
            <text:p>asset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office:value-type="string">
            <text:p>investments</text:p>
          </table:table-cell>
          <table:table-cell office:value-type="float" office:value="190">
            <text:p>190</text:p>
          </table:table-cell>
          <table:table-cell office:value-type="string">
            <text:p>Investments</text:p>
          </table:table-cell>
          <table:table-cell office:value-type="string">
            <text:p>view</text:p>
          </table:table-cell>
          <table:table-cell office:value-type="string">
            <text:p>imsar_accounting.user_type_fixed_asset</text:p>
          </table:table-cell>
          <table:table-cell office:value-type="string">
            <text:p>asset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office:value-type="string">
            <text:p>other_assets</text:p>
          </table:table-cell>
          <table:table-cell office:value-type="float" office:value="195">
            <text:p>195</text:p>
          </table:table-cell>
          <table:table-cell office:value-type="string">
            <text:p>Other Assets</text:p>
          </table:table-cell>
          <table:table-cell office:value-type="string">
            <text:p>view</text:p>
          </table:table-cell>
          <table:table-cell office:value-type="string">
            <text:p>imsar_accounting.user_type_fixed_asset</text:p>
          </table:table-cell>
          <table:table-cell office:value-type="string">
            <text:p>asset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table:style-name="ce1" table:number-columns-repeated="8"/>
        </table:table-row>
        <table:table-row table:style-name="ro1">
          <table:table-cell office:value-type="string">
            <text:p>liability_equity</text:p>
          </table:table-cell>
          <table:table-cell office:value-type="float" office:value="2">
            <text:p>2</text:p>
          </table:table-cell>
          <table:table-cell office:value-type="string">
            <text:p>Liabilities and Equity</text:p>
          </table:table-cell>
          <table:table-cell office:value-type="string">
            <text:p>view</text:p>
          </table:table-cell>
          <table:table-cell office:value-type="string">
            <text:p>imsar_accounting.user_type_liability</text:p>
          </table:table-cell>
          <table:table-cell office:value-type="string">
            <text:p>coa_basic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office:value-type="string">
            <text:p>liability</text:p>
          </table:table-cell>
          <table:table-cell office:value-type="float" office:value="20">
            <text:p>20</text:p>
          </table:table-cell>
          <table:table-cell office:value-type="string">
            <text:p>Liabilities</text:p>
          </table:table-cell>
          <table:table-cell office:value-type="string">
            <text:p>view</text:p>
          </table:table-cell>
          <table:table-cell office:value-type="string">
            <text:p>imsar_accounting.user_type_liability</text:p>
          </table:table-cell>
          <table:table-cell office:value-type="string">
            <text:p>liability_equity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office:value-type="string">
            <text:p>current_liability</text:p>
          </table:table-cell>
          <table:table-cell office:value-type="float" office:value="200">
            <text:p>200</text:p>
          </table:table-cell>
          <table:table-cell office:value-type="string">
            <text:p>Current Liabilities</text:p>
          </table:table-cell>
          <table:table-cell office:value-type="string">
            <text:p>view</text:p>
          </table:table-cell>
          <table:table-cell office:value-type="string">
            <text:p>imsar_accounting.user_type_current_liability</text:p>
          </table:table-cell>
          <table:table-cell office:value-type="string">
            <text:p>liability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office:value-type="string">
            <text:p>payable</text:p>
          </table:table-cell>
          <table:table-cell office:value-type="float" office:value="2000">
            <text:p>2000</text:p>
          </table:table-cell>
          <table:table-cell office:value-type="string">
            <text:p>Accounts Payable</text:p>
          </table:table-cell>
          <table:table-cell office:value-type="string">
            <text:p>view</text:p>
          </table:table-cell>
          <table:table-cell office:value-type="string">
            <text:p>imsar_accounting.user_type_account_payable</text:p>
          </table:table-cell>
          <table:table-cell office:value-type="string">
            <text:p>current_liability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office:value-type="string">
            <text:p>accounts_payable</text:p>
          </table:table-cell>
          <table:table-cell office:value-type="float" office:value="200011">
            <text:p>200011</text:p>
          </table:table-cell>
          <table:table-cell office:value-type="string">
            <text:p>Default Accounts Payable</text:p>
          </table:table-cell>
          <table:table-cell office:value-type="string">
            <text:p>payable</text:p>
          </table:table-cell>
          <table:table-cell office:value-type="string">
            <text:p>imsar_accounting.user_type_account_payable</text:p>
          </table:table-cell>
          <table:table-cell office:value-type="string">
            <text:p>payable</text:p>
          </table:table-cell>
          <table:table-cell office:value-type="string">
            <text:p>TRU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office:value-type="string">
            <text:p>credit_cards</text:p>
          </table:table-cell>
          <table:table-cell office:value-type="float" office:value="20001">
            <text:p>20001</text:p>
          </table:table-cell>
          <table:table-cell office:value-type="string">
            <text:p>Credit Cards</text:p>
          </table:table-cell>
          <table:table-cell office:value-type="string">
            <text:p>view</text:p>
          </table:table-cell>
          <table:table-cell office:value-type="string">
            <text:p>imsar_accounting.user_type_other_current_liability</text:p>
          </table:table-cell>
          <table:table-cell office:value-type="string">
            <text:p>current_liability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office:value-type="string">
            <text:p>payroll_liabilities</text:p>
          </table:table-cell>
          <table:table-cell office:value-type="float" office:value="20002">
            <text:p>20002</text:p>
          </table:table-cell>
          <table:table-cell office:value-type="string">
            <text:p>Payroll Liabilities</text:p>
          </table:table-cell>
          <table:table-cell office:value-type="string">
            <text:p>view</text:p>
          </table:table-cell>
          <table:table-cell office:value-type="string">
            <text:p>imsar_accounting.user_type_other_current_liability</text:p>
          </table:table-cell>
          <table:table-cell office:value-type="string">
            <text:p>current_liability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office:value-type="string">
            <text:p>benefit_liabilities</text:p>
          </table:table-cell>
          <table:table-cell office:value-type="float" office:value="20003">
            <text:p>20003</text:p>
          </table:table-cell>
          <table:table-cell office:value-type="string">
            <text:p>Employee Benefit Liabilities</text:p>
          </table:table-cell>
          <table:table-cell office:value-type="string">
            <text:p>view</text:p>
          </table:table-cell>
          <table:table-cell office:value-type="string">
            <text:p>imsar_accounting.user_type_other_current_liability</text:p>
          </table:table-cell>
          <table:table-cell office:value-type="string">
            <text:p>current_liability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office:value-type="string">
            <text:p>short_term_notes_payable</text:p>
          </table:table-cell>
          <table:table-cell office:value-type="float" office:value="20004">
            <text:p>20004</text:p>
          </table:table-cell>
          <table:table-cell office:value-type="string">
            <text:p>Short Term Notes Payable</text:p>
          </table:table-cell>
          <table:table-cell office:value-type="string">
            <text:p>view</text:p>
          </table:table-cell>
          <table:table-cell office:value-type="string">
            <text:p>imsar_accounting.user_type_other_current_liability</text:p>
          </table:table-cell>
          <table:table-cell office:value-type="string">
            <text:p>current_liability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office:value-type="string">
            <text:p>other_current_liability</text:p>
          </table:table-cell>
          <table:table-cell office:value-type="float" office:value="20005">
            <text:p>20005</text:p>
          </table:table-cell>
          <table:table-cell office:value-type="string">
            <text:p>Other Current Liabilities</text:p>
          </table:table-cell>
          <table:table-cell office:value-type="string">
            <text:p>view</text:p>
          </table:table-cell>
          <table:table-cell office:value-type="string">
            <text:p>imsar_accounting.user_type_other_current_liability</text:p>
          </table:table-cell>
          <table:table-cell office:value-type="string">
            <text:p>current_liability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office:value-type="string">
            <text:p>long_term_liability</text:p>
          </table:table-cell>
          <table:table-cell office:value-type="float" office:value="220">
            <text:p>220</text:p>
          </table:table-cell>
          <table:table-cell office:value-type="string">
            <text:p>Long Term Liabilities</text:p>
          </table:table-cell>
          <table:table-cell office:value-type="string">
            <text:p>view</text:p>
          </table:table-cell>
          <table:table-cell office:value-type="string">
            <text:p>imsar_accounting.user_type_other_current_liability</text:p>
          </table:table-cell>
          <table:table-cell office:value-type="string">
            <text:p>liability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table:style-name="ce2" table:number-columns-repeated="8"/>
        </table:table-row>
        <table:table-row table:style-name="ro1">
          <table:table-cell office:value-type="string">
            <text:p>equity</text:p>
          </table:table-cell>
          <table:table-cell office:value-type="float" office:value="30">
            <text:p>30</text:p>
          </table:table-cell>
          <table:table-cell office:value-type="string">
            <text:p>Equity</text:p>
          </table:table-cell>
          <table:table-cell office:value-type="string">
            <text:p>view</text:p>
          </table:table-cell>
          <table:table-cell office:value-type="string">
            <text:p>imsar_accounting.user_type_equity</text:p>
          </table:table-cell>
          <table:table-cell office:value-type="string">
            <text:p>liability_equity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office:value-type="string">
            <text:p>owner_equity</text:p>
          </table:table-cell>
          <table:table-cell office:value-type="float" office:value="300">
            <text:p>300</text:p>
          </table:table-cell>
          <table:table-cell office:value-type="string">
            <text:p>Owners Equity</text:p>
          </table:table-cell>
          <table:table-cell office:value-type="string">
            <text:p>view</text:p>
          </table:table-cell>
          <table:table-cell office:value-type="string">
            <text:p>imsar_accounting.user_type_equity</text:p>
          </table:table-cell>
          <table:table-cell office:value-type="string">
            <text:p>equity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table:number-columns-repeated="2" office:value-type="float" office:value="3001">
            <text:p>3001</text:p>
          </table:table-cell>
          <table:table-cell office:value-type="string">
            <text:p>Ryan Smith Equity</text:p>
          </table:table-cell>
          <table:table-cell office:value-type="string">
            <text:p>view</text:p>
          </table:table-cell>
          <table:table-cell office:value-type="string">
            <text:p>imsar_accounting.user_type_equity</text:p>
          </table:table-cell>
          <table:table-cell office:value-type="string">
            <text:p>owner_equity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table:number-columns-repeated="2" office:value-type="float" office:value="3002">
            <text:p>3002</text:p>
          </table:table-cell>
          <table:table-cell office:value-type="string">
            <text:p>Logan Harris Equity</text:p>
          </table:table-cell>
          <table:table-cell office:value-type="string">
            <text:p>view</text:p>
          </table:table-cell>
          <table:table-cell office:value-type="string">
            <text:p>imsar_accounting.user_type_equity</text:p>
          </table:table-cell>
          <table:table-cell office:value-type="string">
            <text:p>owner_equity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table:number-columns-repeated="2" office:value-type="float" office:value="3003">
            <text:p>3003</text:p>
          </table:table-cell>
          <table:table-cell office:value-type="string">
            <text:p>Wavetronix Equity</text:p>
          </table:table-cell>
          <table:table-cell office:value-type="string">
            <text:p>view</text:p>
          </table:table-cell>
          <table:table-cell office:value-type="string">
            <text:p>imsar_accounting.user_type_equity</text:p>
          </table:table-cell>
          <table:table-cell office:value-type="string">
            <text:p>owner_equity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table:number-columns-repeated="2" office:value-type="float" office:value="3004">
            <text:p>3004</text:p>
          </table:table-cell>
          <table:table-cell office:value-type="string">
            <text:p>Dr. David Long Equity</text:p>
          </table:table-cell>
          <table:table-cell office:value-type="string">
            <text:p>view</text:p>
          </table:table-cell>
          <table:table-cell office:value-type="string">
            <text:p>imsar_accounting.user_type_equity</text:p>
          </table:table-cell>
          <table:table-cell office:value-type="string">
            <text:p>owner_equity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table:number-columns-repeated="2" office:value-type="float" office:value="3005">
            <text:p>3005</text:p>
          </table:table-cell>
          <table:table-cell office:value-type="string">
            <text:p>Equity in Investments</text:p>
          </table:table-cell>
          <table:table-cell office:value-type="string">
            <text:p>view</text:p>
          </table:table-cell>
          <table:table-cell office:value-type="string">
            <text:p>imsar_accounting.user_type_equity</text:p>
          </table:table-cell>
          <table:table-cell office:value-type="string">
            <text:p>owner_equity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table:style-name="ce1" table:number-columns-repeated="8"/>
        </table:table-row>
        <table:table-row table:style-name="ro1">
          <table:table-cell office:value-type="string">
            <text:p>pnl</text:p>
          </table:table-cell>
          <table:table-cell table:style-name="ce3" office:value-type="string">
            <text:p>4and5</text:p>
          </table:table-cell>
          <table:table-cell office:value-type="string">
            <text:p>Income Statment</text:p>
          </table:table-cell>
          <table:table-cell office:value-type="string">
            <text:p>view</text:p>
          </table:table-cell>
          <table:table-cell office:value-type="string">
            <text:p>imsar_accounting.user_type_other_income</text:p>
          </table:table-cell>
          <table:table-cell office:value-type="string">
            <text:p>coa_basic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table:style-name="ce1" table:number-columns-repeated="8"/>
        </table:table-row>
        <table:table-row table:style-name="ro1">
          <table:table-cell office:value-type="string">
            <text:p>sales_revenue</text:p>
          </table:table-cell>
          <table:table-cell office:value-type="float" office:value="40">
            <text:p>40</text:p>
          </table:table-cell>
          <table:table-cell office:value-type="string">
            <text:p>Sales and Revenue</text:p>
          </table:table-cell>
          <table:table-cell office:value-type="string">
            <text:p>view</text:p>
          </table:table-cell>
          <table:table-cell office:value-type="string">
            <text:p>imsar_accounting.user_type_other_income</text:p>
          </table:table-cell>
          <table:table-cell office:value-type="string">
            <text:p>pnl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office:value-type="string">
            <text:p>services_revenue</text:p>
          </table:table-cell>
          <table:table-cell office:value-type="float" office:value="401">
            <text:p>401</text:p>
          </table:table-cell>
          <table:table-cell office:value-type="string">
            <text:p>Services Revenue</text:p>
          </table:table-cell>
          <table:table-cell office:value-type="string">
            <text:p>view</text:p>
          </table:table-cell>
          <table:table-cell office:value-type="string">
            <text:p>imsar_accounting.user_type_other_income</text:p>
          </table:table-cell>
          <table:table-cell office:value-type="string">
            <text:p>sales_revenue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table:number-columns-repeated="2" office:value-type="float" office:value="4011">
            <text:p>4011</text:p>
          </table:table-cell>
          <table:table-cell office:value-type="string">
            <text:p>Engineering Services Revenue</text:p>
          </table:table-cell>
          <table:table-cell office:value-type="string">
            <text:p>other</text:p>
          </table:table-cell>
          <table:table-cell office:value-type="string">
            <text:p>imsar_accounting.user_type_other_income</text:p>
          </table:table-cell>
          <table:table-cell office:value-type="string">
            <text:p>services_revenue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table:number-columns-repeated="2" office:value-type="float" office:value="4012">
            <text:p>4012</text:p>
          </table:table-cell>
          <table:table-cell office:value-type="string">
            <text:p>Commercial Services Revenue</text:p>
          </table:table-cell>
          <table:table-cell office:value-type="string">
            <text:p>other</text:p>
          </table:table-cell>
          <table:table-cell office:value-type="string">
            <text:p>imsar_accounting.user_type_other_income</text:p>
          </table:table-cell>
          <table:table-cell office:value-type="string">
            <text:p>services_revenue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table:number-columns-repeated="2" office:value-type="float" office:value="4013">
            <text:p>4013</text:p>
          </table:table-cell>
          <table:table-cell office:value-type="string">
            <text:p>Deployment Services Revenue</text:p>
          </table:table-cell>
          <table:table-cell office:value-type="string">
            <text:p>other</text:p>
          </table:table-cell>
          <table:table-cell office:value-type="string">
            <text:p>imsar_accounting.user_type_other_income</text:p>
          </table:table-cell>
          <table:table-cell office:value-type="string">
            <text:p>services_revenue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office:value-type="string">
            <text:p>product_sales</text:p>
          </table:table-cell>
          <table:table-cell office:value-type="float" office:value="402">
            <text:p>402</text:p>
          </table:table-cell>
          <table:table-cell office:value-type="string">
            <text:p>Product Sales</text:p>
          </table:table-cell>
          <table:table-cell office:value-type="string">
            <text:p>view</text:p>
          </table:table-cell>
          <table:table-cell office:value-type="string">
            <text:p>imsar_accounting.user_type_other_income</text:p>
          </table:table-cell>
          <table:table-cell office:value-type="string">
            <text:p>sales_revenue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office:value-type="string">
            <text:p>default_sales_revenue</text:p>
          </table:table-cell>
          <table:table-cell office:value-type="float" office:value="4021">
            <text:p>4021</text:p>
          </table:table-cell>
          <table:table-cell office:value-type="string">
            <text:p>Default Sales Revenue</text:p>
          </table:table-cell>
          <table:table-cell office:value-type="string">
            <text:p>other</text:p>
          </table:table-cell>
          <table:table-cell office:value-type="string">
            <text:p>imsar_accounting.user_type_other_income</text:p>
          </table:table-cell>
          <table:table-cell office:value-type="string">
            <text:p>product_sales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office:value-type="string">
            <text:p>product_lease</text:p>
          </table:table-cell>
          <table:table-cell office:value-type="float" office:value="403">
            <text:p>403</text:p>
          </table:table-cell>
          <table:table-cell office:value-type="string">
            <text:p>Product Lease</text:p>
          </table:table-cell>
          <table:table-cell office:value-type="string">
            <text:p>view</text:p>
          </table:table-cell>
          <table:table-cell office:value-type="string">
            <text:p>imsar_accounting.user_type_other_income</text:p>
          </table:table-cell>
          <table:table-cell office:value-type="string">
            <text:p>sales_revenue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table:style-name="ce1" table:number-columns-repeated="8"/>
        </table:table-row>
        <table:table-row table:style-name="ro1">
          <table:table-cell office:value-type="string">
            <text:p>expenses</text:p>
          </table:table-cell>
          <table:table-cell office:value-type="float" office:value="50">
            <text:p>50</text:p>
          </table:table-cell>
          <table:table-cell office:value-type="string">
            <text:p>Expenses</text:p>
          </table:table-cell>
          <table:table-cell office:value-type="string">
            <text:p>view</text:p>
          </table:table-cell>
          <table:table-cell office:value-type="string">
            <text:p>imsar_accounting.user_type_expense</text:p>
          </table:table-cell>
          <table:table-cell office:value-type="string">
            <text:p>pnl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office:value-type="string">
            <text:p>direct_expenses</text:p>
          </table:table-cell>
          <table:table-cell office:value-type="float" office:value="501">
            <text:p>501</text:p>
          </table:table-cell>
          <table:table-cell office:value-type="string">
            <text:p>Direct Expenses</text:p>
          </table:table-cell>
          <table:table-cell office:value-type="string">
            <text:p>view</text:p>
          </table:table-cell>
          <table:table-cell office:value-type="string">
            <text:p>imsar_accounting.user_type_expense</text:p>
          </table:table-cell>
          <table:table-cell office:value-type="string">
            <text:p>expenses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office:value-type="string">
            <text:p>contract_expenses</text:p>
          </table:table-cell>
          <table:table-cell office:value-type="float" office:value="5011">
            <text:p>5011</text:p>
          </table:table-cell>
          <table:table-cell office:value-type="string">
            <text:p>Contract Expenses</text:p>
          </table:table-cell>
          <table:table-cell office:value-type="string">
            <text:p>view</text:p>
          </table:table-cell>
          <table:table-cell office:value-type="string">
            <text:p>imsar_accounting.user_type_expense</text:p>
          </table:table-cell>
          <table:table-cell office:value-type="string">
            <text:p>direct_expenses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office:value-type="string">
            <text:p>eng_service_contracts</text:p>
          </table:table-cell>
          <table:table-cell office:value-type="float" office:value="50111">
            <text:p>50111</text:p>
          </table:table-cell>
          <table:table-cell office:value-type="string">
            <text:p>Engineering Service Contracts</text:p>
          </table:table-cell>
          <table:table-cell office:value-type="string">
            <text:p>view</text:p>
          </table:table-cell>
          <table:table-cell office:value-type="string">
            <text:p>imsar_accounting.user_type_expense</text:p>
          </table:table-cell>
          <table:table-cell office:value-type="string">
            <text:p>contract_expenses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office:value-type="string">
            <text:p>eng_dloh_expenses</text:p>
          </table:table-cell>
          <table:table-cell office:value-type="float" office:value="501111">
            <text:p>501111</text:p>
          </table:table-cell>
          <table:table-cell office:value-type="string">
            <text:p>Engineering DLOH Expenses</text:p>
          </table:table-cell>
          <table:table-cell office:value-type="string">
            <text:p>view</text:p>
          </table:table-cell>
          <table:table-cell office:value-type="string">
            <text:p>imsar_accounting.user_type_expense</text:p>
          </table:table-cell>
          <table:table-cell office:value-type="string">
            <text:p>eng_service_contracts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office:value-type="string">
            <text:p>commercial_retail_contracts</text:p>
          </table:table-cell>
          <table:table-cell office:value-type="float" office:value="50112">
            <text:p>50112</text:p>
          </table:table-cell>
          <table:table-cell office:value-type="string">
            <text:p>Commercial and Retail Contracts</text:p>
          </table:table-cell>
          <table:table-cell office:value-type="string">
            <text:p>view</text:p>
          </table:table-cell>
          <table:table-cell office:value-type="string">
            <text:p>imsar_accounting.user_type_expense</text:p>
          </table:table-cell>
          <table:table-cell office:value-type="string">
            <text:p>contract_expenses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office:value-type="string">
            <text:p>commercial_dloh_expenses</text:p>
          </table:table-cell>
          <table:table-cell office:value-type="float" office:value="501121">
            <text:p>501121</text:p>
          </table:table-cell>
          <table:table-cell office:value-type="string">
            <text:p>Commercial DLOH Expenses</text:p>
          </table:table-cell>
          <table:table-cell office:value-type="string">
            <text:p>view</text:p>
          </table:table-cell>
          <table:table-cell office:value-type="string">
            <text:p>imsar_accounting.user_type_expense</text:p>
          </table:table-cell>
          <table:table-cell office:value-type="string">
            <text:p>commercial_retail_contracts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office:value-type="string">
            <text:p>deployment_contracts</text:p>
          </table:table-cell>
          <table:table-cell office:value-type="float" office:value="50113">
            <text:p>50113</text:p>
          </table:table-cell>
          <table:table-cell office:value-type="string">
            <text:p>Deployment Contracts</text:p>
          </table:table-cell>
          <table:table-cell office:value-type="string">
            <text:p>view</text:p>
          </table:table-cell>
          <table:table-cell office:value-type="string">
            <text:p>imsar_accounting.user_type_expense</text:p>
          </table:table-cell>
          <table:table-cell office:value-type="string">
            <text:p>contract_expenses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office:value-type="string">
            <text:p>deployment_dloh_expenses</text:p>
          </table:table-cell>
          <table:table-cell office:value-type="float" office:value="501131">
            <text:p>501131</text:p>
          </table:table-cell>
          <table:table-cell office:value-type="string">
            <text:p>Deployment DLOH Expenses</text:p>
          </table:table-cell>
          <table:table-cell office:value-type="string">
            <text:p>view</text:p>
          </table:table-cell>
          <table:table-cell office:value-type="string">
            <text:p>imsar_accounting.user_type_expense</text:p>
          </table:table-cell>
          <table:table-cell office:value-type="string">
            <text:p>deployment_contracts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office:value-type="string">
            <text:p>cost_of_sales</text:p>
          </table:table-cell>
          <table:table-cell office:value-type="float" office:value="5012">
            <text:p>5012</text:p>
          </table:table-cell>
          <table:table-cell office:value-type="string">
            <text:p>Cost of Sales</text:p>
          </table:table-cell>
          <table:table-cell office:value-type="string">
            <text:p>view</text:p>
          </table:table-cell>
          <table:table-cell office:value-type="string">
            <text:p>imsar_accounting.user_type_expense</text:p>
          </table:table-cell>
          <table:table-cell office:value-type="string">
            <text:p>direct_expenses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office:value-type="string">
            <text:p>cogs_summary</text:p>
          </table:table-cell>
          <table:table-cell office:value-type="float" office:value="50121">
            <text:p>50121</text:p>
          </table:table-cell>
          <table:table-cell office:value-type="string">
            <text:p>COGS Summary</text:p>
          </table:table-cell>
          <table:table-cell office:value-type="string">
            <text:p>view</text:p>
          </table:table-cell>
          <table:table-cell office:value-type="string">
            <text:p>imsar_accounting.user_type_expense</text:p>
          </table:table-cell>
          <table:table-cell office:value-type="string">
            <text:p>cost_of_sales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office:value-type="string">
            <text:p>default_cogs</text:p>
          </table:table-cell>
          <table:table-cell office:value-type="float" office:value="501211">
            <text:p>501211</text:p>
          </table:table-cell>
          <table:table-cell office:value-type="string">
            <text:p>Cost of Goods Sold</text:p>
          </table:table-cell>
          <table:table-cell office:value-type="string">
            <text:p>other</text:p>
          </table:table-cell>
          <table:table-cell office:value-type="string">
            <text:p>imsar_accounting.user_type_expense</text:p>
          </table:table-cell>
          <table:table-cell office:value-type="string">
            <text:p>cogs_summary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office:value-type="string">
            <text:p>mfg_dloh_expense</text:p>
          </table:table-cell>
          <table:table-cell office:value-type="float" office:value="50123">
            <text:p>50123</text:p>
          </table:table-cell>
          <table:table-cell office:value-type="string">
            <text:p>MFG DLOH Expenses</text:p>
          </table:table-cell>
          <table:table-cell office:value-type="string">
            <text:p>view</text:p>
          </table:table-cell>
          <table:table-cell office:value-type="string">
            <text:p>imsar_accounting.user_type_expense</text:p>
          </table:table-cell>
          <table:table-cell office:value-type="string">
            <text:p>cogs_summary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office:value-type="string">
            <text:p>mat_handling_expenses</text:p>
          </table:table-cell>
          <table:table-cell office:value-type="float" office:value="50124">
            <text:p>50124</text:p>
          </table:table-cell>
          <table:table-cell office:value-type="string">
            <text:p>Materials Handling OH Expenses</text:p>
          </table:table-cell>
          <table:table-cell office:value-type="string">
            <text:p>view</text:p>
          </table:table-cell>
          <table:table-cell office:value-type="string">
            <text:p>imsar_accounting.user_type_expense</text:p>
          </table:table-cell>
          <table:table-cell office:value-type="string">
            <text:p>cogs_summary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office:value-type="string">
            <text:p>indirect_expenses</text:p>
          </table:table-cell>
          <table:table-cell office:value-type="float" office:value="502">
            <text:p>502</text:p>
          </table:table-cell>
          <table:table-cell office:value-type="string">
            <text:p>Indirect Expenses</text:p>
          </table:table-cell>
          <table:table-cell office:value-type="string">
            <text:p>view</text:p>
          </table:table-cell>
          <table:table-cell office:value-type="string">
            <text:p>imsar_accounting.user_type_expense</text:p>
          </table:table-cell>
          <table:table-cell office:value-type="string">
            <text:p>expenses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office:value-type="string">
            <text:p>ird</text:p>
          </table:table-cell>
          <table:table-cell office:value-type="float" office:value="5021">
            <text:p>5021</text:p>
          </table:table-cell>
          <table:table-cell office:value-type="string">
            <text:p>IrnD</text:p>
          </table:table-cell>
          <table:table-cell office:value-type="string">
            <text:p>view</text:p>
          </table:table-cell>
          <table:table-cell office:value-type="string">
            <text:p>imsar_accounting.user_type_expense</text:p>
          </table:table-cell>
          <table:table-cell office:value-type="string">
            <text:p>indirect_expenses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office:value-type="string">
            <text:p>gna</text:p>
          </table:table-cell>
          <table:table-cell office:value-type="float" office:value="5022">
            <text:p>5022</text:p>
          </table:table-cell>
          <table:table-cell office:value-type="string">
            <text:p>General and Admin Expenses</text:p>
          </table:table-cell>
          <table:table-cell office:value-type="string">
            <text:p>view</text:p>
          </table:table-cell>
          <table:table-cell office:value-type="string">
            <text:p>imsar_accounting.user_type_expense</text:p>
          </table:table-cell>
          <table:table-cell office:value-type="string">
            <text:p>indirect_expenses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office:value-type="string">
            <text:p>biz_dev</text:p>
          </table:table-cell>
          <table:table-cell office:value-type="float" office:value="50221">
            <text:p>50221</text:p>
          </table:table-cell>
          <table:table-cell office:value-type="string">
            <text:p>Business Development</text:p>
          </table:table-cell>
          <table:table-cell office:value-type="string">
            <text:p>view</text:p>
          </table:table-cell>
          <table:table-cell office:value-type="string">
            <text:p>imsar_accounting.user_type_expense</text:p>
          </table:table-cell>
          <table:table-cell office:value-type="string">
            <text:p>gna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office:value-type="string">
            <text:p>bid_expenses</text:p>
          </table:table-cell>
          <table:table-cell office:value-type="float" office:value="502211">
            <text:p>502211</text:p>
          </table:table-cell>
          <table:table-cell office:value-type="string">
            <text:p>Bid and Proposal Expenses</text:p>
          </table:table-cell>
          <table:table-cell office:value-type="string">
            <text:p>view</text:p>
          </table:table-cell>
          <table:table-cell office:value-type="string">
            <text:p>imsar_accounting.user_type_expense</text:p>
          </table:table-cell>
          <table:table-cell office:value-type="string">
            <text:p>biz_dev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office:value-type="string">
            <text:p>direct_marketing</text:p>
          </table:table-cell>
          <table:table-cell office:value-type="float" office:value="502212">
            <text:p>502212</text:p>
          </table:table-cell>
          <table:table-cell office:value-type="string">
            <text:p>Direct Sales and Marketing Expenses</text:p>
          </table:table-cell>
          <table:table-cell office:value-type="string">
            <text:p>view</text:p>
          </table:table-cell>
          <table:table-cell office:value-type="string">
            <text:p>imsar_accounting.user_type_expense</text:p>
          </table:table-cell>
          <table:table-cell office:value-type="string">
            <text:p>biz_dev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office:value-type="string">
            <text:p>media_expenses</text:p>
          </table:table-cell>
          <table:table-cell office:value-type="float" office:value="502213">
            <text:p>502213</text:p>
          </table:table-cell>
          <table:table-cell office:value-type="string">
            <text:p>Media Expenses</text:p>
          </table:table-cell>
          <table:table-cell office:value-type="string">
            <text:p>view</text:p>
          </table:table-cell>
          <table:table-cell office:value-type="string">
            <text:p>imsar_accounting.user_type_expense</text:p>
          </table:table-cell>
          <table:table-cell office:value-type="string">
            <text:p>biz_dev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office:value-type="string">
            <text:p>admin_expenses</text:p>
          </table:table-cell>
          <table:table-cell office:value-type="float" office:value="50222">
            <text:p>50222</text:p>
          </table:table-cell>
          <table:table-cell office:value-type="string">
            <text:p>Admin Expenses</text:p>
          </table:table-cell>
          <table:table-cell office:value-type="string">
            <text:p>view</text:p>
          </table:table-cell>
          <table:table-cell office:value-type="string">
            <text:p>imsar_accounting.user_type_expense</text:p>
          </table:table-cell>
          <table:table-cell office:value-type="string">
            <text:p>gna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office:value-type="string">
            <text:p>fringe_benefits</text:p>
          </table:table-cell>
          <table:table-cell office:value-type="float" office:value="50223">
            <text:p>50223</text:p>
          </table:table-cell>
          <table:table-cell office:value-type="string">
            <text:p>Fringe Benefits Expenses</text:p>
          </table:table-cell>
          <table:table-cell office:value-type="string">
            <text:p>view</text:p>
          </table:table-cell>
          <table:table-cell office:value-type="string">
            <text:p>imsar_accounting.user_type_expense</text:p>
          </table:table-cell>
          <table:table-cell office:value-type="string">
            <text:p>gna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office:value-type="string">
            <text:p>facilities_expenses</text:p>
          </table:table-cell>
          <table:table-cell office:value-type="float" office:value="50224">
            <text:p>50224</text:p>
          </table:table-cell>
          <table:table-cell office:value-type="string">
            <text:p>Facilities Expenses</text:p>
          </table:table-cell>
          <table:table-cell office:value-type="string">
            <text:p>view</text:p>
          </table:table-cell>
          <table:table-cell office:value-type="string">
            <text:p>imsar_accounting.user_type_expense</text:p>
          </table:table-cell>
          <table:table-cell office:value-type="string">
            <text:p>gna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3">06/03/2014</text:date>, <text:time>10:05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4-06-03T10:05:02</dc:date>
    <dc:creator>Ben Olsen</dc:creator>
    <meta:editing-duration>PT10M17S</meta:editing-duration>
    <meta:editing-cycles>4</meta:editing-cycles>
    <meta:document-statistic meta:table-count="1" meta:cell-count="535" meta:object-count="0"/>
  </office:meta>
</office:document-meta>
</file>